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357" officeooo:paragraph-rsid="0012f357"/>
    </style:style>
    <style:style style:name="P2" style:family="paragraph" style:parent-style-name="Standard">
      <style:text-properties officeooo:rsid="00137032" officeooo:paragraph-rsid="00137032"/>
    </style:style>
    <style:style style:name="P3" style:family="paragraph" style:parent-style-name="Standard">
      <style:text-properties officeooo:rsid="00150761" officeooo:paragraph-rsid="00150761"/>
    </style:style>
    <style:style style:name="P4" style:family="paragraph" style:parent-style-name="Standard">
      <style:text-properties style:text-underline-style="solid" style:text-underline-width="auto" style:text-underline-color="font-color" officeooo:rsid="00150761" officeooo:paragraph-rsid="00150761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37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<text:tab/><text:tab/><text:tab/><text:tab/>ALBERT P. </text:p>
      <text:p text:style-name="P1"/>
      <text:p text:style-name="P1">1)</text:p>
      <text:p text:style-name="P1"/>
      <text:p text:style-name="P1">A) <text:tab/>INT A, B, C<text:span text:style-name="T1">;</text:span></text:p>
      <text:p text:style-name="P1"><text:tab/>A = 0<text:span text:style-name="T1">;</text:span></text:p>
      <text:p text:style-name="P1">B)<text:tab/>System.out.println(<text:span text:style-name="T1">“</text:span>ab<text:span text:style-name="T1">”</text:span>);</text:p>
      <text:p text:style-name="P1"/>
      <text:p text:style-name="P1">C) <text:tab/><text:bookmark-start text:name="__DdeLink__0_3141292164"/>System.out.println( <text:span text:style-name="T1">(</text:span> ( 3 + 2) – 1 ) );<text:bookmark-end text:name="__DdeLink__0_3141292164"/></text:p>
      <text:p text:style-name="P1"/>
      <text:p text:style-name="P1">D) <text:tab/><text:span text:style-name="T1">double</text:span> a = 3.2;</text:p>
      <text:p text:style-name="P1"/>
      <text:p text:style-name="P1">E) <text:tab/><text:bookmark-start text:name="__DdeLink__2_3141292164"/>float a = 2.1<text:span text:style-name="T2">f</text:span>;</text:p>
      <text:p text:style-name="P1"><text:tab/><text:span text:style-name="T2">float</text:span> c = a;<text:bookmark-end text:name="__DdeLink__2_3141292164"/></text:p>
      <text:p text:style-name="P1"/>
      <text:p text:style-name="P2">F)<text:tab/><text:bookmark-start text:name="__DdeLink__4_3141292164"/>int i = 10;</text:p>
      <text:p text:style-name="P2"><text:tab/>float b;</text:p>
      <text:p text:style-name="P2"><text:tab/><text:bookmark-end text:name="__DdeLink__4_3141292164"/><text:span text:style-name="T1">b = i</text:span>;</text:p>
      <text:p text:style-name="P2"/>
      <text:p text:style-name="P2">G)<text:tab/><text:bookmark-start text:name="__DdeLink__6_3141292164"/>int x;</text:p>
      <text:p text:style-name="P2"><text:tab/>{</text:p>
      <text:p text:style-name="P2"><text:tab/> <text:s text:c="4"/>x = 10;</text:p>
      <text:p text:style-name="P2"><text:tab/>}</text:p>
      <text:p text:style-name="P2"><text:tab/>System.out.println(x);<text:bookmark-end text:name="__DdeLink__6_3141292164"/> \\Está ok?? No da error en Intellij pero le quitaria los corchetes.</text:p>
      <text:p text:style-name="P2"/>
      <text:p text:style-name="P2">H)<text:tab/><text:bookmark-start text:name="__DdeLink__8_3141292164"/>boolean a, b;</text:p>
      <text:p text:style-name="P2"><text:tab/>a = false<text:span text:style-name="T1">;</text:span> b = true;<text:bookmark-end text:name="__DdeLink__8_3141292164"/></text:p>
      <text:p text:style-name="P2"/>
      <text:p text:style-name="P3">I)<text:tab/><text:bookmark-start text:name="__DdeLink__10_3141292164"/>int x<text:span text:style-name="T1">, r</text:span>;</text:p>
      <text:p text:style-name="P3"><text:tab/>x = 1;</text:p>
      <text:p text:style-name="P3"><text:tab/>r = x + 1;<text:bookmark-end text:name="__DdeLink__10_3141292164"/></text:p>
      <text:p text:style-name="P3"/>
      <text:p text:style-name="P3">J) <text:tab/>String s = <text:span text:style-name="T1">“</text:span>This is a string<text:span text:style-name="T1">”</text:span>;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9:50:00.373150260</meta:creation-date>
    <dc:date>2022-09-20T20:19:48.881163262</dc:date>
    <meta:editing-duration>PT9M28S</meta:editing-duration>
    <meta:editing-cycles>1</meta:editing-cycles>
    <meta:document-statistic meta:table-count="0" meta:image-count="0" meta:object-count="0" meta:page-count="1" meta:paragraph-count="23" meta:word-count="100" meta:character-count="420" meta:non-whitespace-character-count="317"/>
    <meta:generator>LibreOffice/7.1.4.2$Linux_X86_64 LibreOffice_project/10$Build-2</meta:generator>
  </office:meta>
</office:document-meta>
</file>